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F" style:family="table-column">
      <style:table-column-properties style:column-width="1.9785in" style:rel-column-width="187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cd69" officeooo:paragraph-rsid="000fcd69"/>
    </style:style>
    <style:style style:name="P2" style:family="paragraph" style:parent-style-name="Standard">
      <style:text-properties officeooo:rsid="000fcd69" officeooo:paragraph-rsid="000fcd69"/>
    </style:style>
    <style:style style:name="P3" style:family="paragraph" style:parent-style-name="Table_20_Contents">
      <style:text-properties officeooo:rsid="0010e0ef" officeooo:paragraph-rsid="0010e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Line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Side Effect</text:p>
          </table:table-cell>
          <table:table-cell table:style-name="Table1.A1" office:value-type="string">
            <text:p text:style-name="P3">Return Value</text:p>
          </table:table-cell>
          <table:table-cell table:style-name="Table1.F1" office:value-type="string">
            <text:p text:style-name="P3">Is Return Value Used?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46:27.436124961</meta:creation-date>
    <dc:date>2017-05-05T13:20:08.953271144</dc:date>
    <meta:editing-duration>PT3M26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6" meta:word-count="11" meta:character-count="61" meta:non-whitespace-character-count="55"/>
  </office:meta>
</office:document-meta>
</file>